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12.308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1021"/>
        </table:table-row>
        <table:table-row table:style-name="ro1">
          <table:table-cell table:style-name="ce16" office:value-type="date" office:date-value="2023-05-16" calcext:value-type="date">
            <text:p>mardi 16 mai 2023</text:p>
          </table:table-cell>
          <table:table-cell table:style-name="ce6"/>
          <table:table-cell table:style-name="ce22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2">
          <table:table-cell table:style-name="ce16" table:formula="of:=[.A2]+1" office:value-type="date" office:date-value="2023-05-17" calcext:value-type="date">
            <text:p>mercredi 17 mai 2023</text:p>
          </table:table-cell>
          <table:table-cell table:style-name="ce6" office:value-type="string" calcext:value-type="string">
            <text:p>11h51 La Baule Escoublac</text:p>
            <text:p>15h25  Paris Montparnasse</text:p>
            <text:p>Métro L4 → Chatelet – L1 → Bastille – L5 → Breguet Sabin</text:p>
            <text:p>Pour aller à l’opéra → Boulevard Beaumarchais</text:p>
            <text:p>Métro L8 Chemin vert (direction Balard) → Opéra</text:p>
            <text:p>19h30 Opéra de Paris The Dante project</text:p>
          </table:table-cell>
          <table:table-cell table:style-name="ce9" office:value-type="string" calcext:value-type="string">
            <text:p>Odalys 37 Bd Richard Lenoir 75011 Paris</text:p>
            <text:p>01 53 36 90 00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3]+1" office:value-type="date" office:date-value="2023-05-18" calcext:value-type="date">
            <text:p>jeudi 18 mai 2023</text:p>
          </table:table-cell>
          <table:table-cell table:style-name="ce20" office:value-type="string" calcext:value-type="string">
            <text:p>Maison La Roche 10 Square du Dr Blanche 75016</text:p>
            <text:p>10€ sans réservation ouvert le midi Métro Jasmin</text:p>
            <text:p>L8 Chemin vert – Strasbourg St Denis (Balard)</text:p>
            <text:p>L9 Strasbourg St Denis → Jasmin (Pont de Sèvres)</text:p>
          </table:table-cell>
          <table:table-cell table:style-name="ce9" office:value-type="string" calcext:value-type="string">
            <text:p>Odaly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4]+1" office:value-type="date" office:date-value="2023-05-19" calcext:value-type="date">
            <text:p>vendredi 19 mai 2023</text:p>
          </table:table-cell>
          <table:table-cell table:style-name="ce20" office:value-type="string" calcext:value-type="string">
            <text:p>12h22 Paris Nord</text:p>
            <text:p>15h44 Amster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5]+1" office:value-type="date" office:date-value="2023-05-20" calcext:value-type="date">
            <text:p>samedi 20 mai 2023</text:p>
          </table:table-cell>
          <table:table-cell table:style-name="ce20" office:value-type="string" calcext:value-type="string">
            <text:p>Repos Visite E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6]+1" office:value-type="date" office:date-value="2023-05-21" calcext:value-type="date">
            <text:p>dimanche 21 mai 2023</text:p>
          </table:table-cell>
          <table:table-cell table:style-name="ce20" office:value-type="string" calcext:value-type="string">
            <text:p>Vermeer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7]+1" office:value-type="date" office:date-value="2023-05-22" calcext:value-type="date">
            <text:p>lundi 22 mai 2023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8]+1" office:value-type="date" office:date-value="2023-05-23" calcext:value-type="date">
            <text:p>mardi 23 mai 2023</text:p>
          </table:table-cell>
          <table:table-cell table:style-name="ce20" office:value-type="string" calcext:value-type="string">
            <text:p>Van Gogh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9]+1" office:value-type="date" office:date-value="2023-05-24" calcext:value-type="date">
            <text:p>mercredi 24 mai 2023</text:p>
          </table:table-cell>
          <table:table-cell table:style-name="ce13" office:value-type="string" calcext:value-type="string">
            <text:p>Vélo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0]+1" office:value-type="date" office:date-value="2023-05-25" calcext:value-type="date">
            <text:p>jeudi 25 mai 2023</text:p>
          </table:table-cell>
          <table:table-cell table:style-name="ce20" office:value-type="string" calcext:value-type="string">
            <text:p>Vermeer 1</text:p>
            <text:p>Gwenola → Leiderdorp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1]+1" office:value-type="date" office:date-value="2023-05-26" calcext:value-type="date">
            <text:p>vendredi 26 mai 2023</text:p>
          </table:table-cell>
          <table:table-cell table:style-name="ce20" office:value-type="string" calcext:value-type="string">
            <text:p>Van Gogh 1</text:p>
            <text:p>Gwenola ← Leiderdorp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5">
          <table:table-cell table:style-name="ce16" table:formula="of:=[.A12]+1" office:value-type="date" office:date-value="2023-05-27" calcext:value-type="date">
            <text:p>samedi 27 mai 2023</text:p>
          </table:table-cell>
          <table:table-cell table:style-name="ce20" office:value-type="string" calcext:value-type="string">
            <text:p>Gwenola → Dublin (départ Schripol 13h15)</text:p>
            <text:p>Retour Aéroport de Nantes le dimanche 04/06 à 16h05</text:p>
            <text:p>Régis → St Molf</text:p>
            <text:p>15h05 Amsterdam - Schripol</text:p>
            <text:p>16h40 Nantes</text:p>
            <text:p>Navette → gare de Nantes</text:p>
            <text:p>18h06 Nantes</text:p>
            <text:p>19h04 La Baule Escoublac (acheter billet)</text:p>
            <text:p>Retour à St Molf avec Gwen</text:p>
          </table:table-cell>
          <table:table-cell table:style-name="ce24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ris et Amsterdam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1:50:55.764106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8:04:22.843379092</meta:creation-date>
    <meta:print-date>2023-05-01T16:12:31.616635753</meta:print-date>
    <dc:date>2023-06-07T12:45:30.061998002</dc:date>
    <meta:editing-duration>PT1H14M8S</meta:editing-duration>
    <meta:editing-cycles>6</meta:editing-cycles>
    <meta:generator>LibreOffice/6.4.7.2$Linux_X86_64 LibreOffice_project/40$Build-2</meta:generator>
    <meta:document-statistic meta:table-count="1" meta:cell-count="38" meta:object-count="0"/>
  </office:meta>
</office:document-meta>
</file>